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892cm" fo:min-width="7.755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5.084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fff9ae" draw:textarea-horizontal-align="justify" draw:textarea-vertical-align="top" draw:auto-grow-height="false" fo:min-height="2.702cm" fo:min-width="4.58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0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1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2" style:family="graphic" style:parent-style-name="standard">
      <style:graphic-properties draw:fill-color="#fff9ae" draw:textarea-horizontal-align="justify" draw:textarea-vertical-align="top" draw:auto-grow-height="false" fo:min-height="2.925cm" fo:min-width="4.58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fill-color="#fff9ae" draw:textarea-horizontal-align="justify" draw:textarea-vertical-align="top" draw:auto-grow-height="false" fo:min-height="2.417cm" fo:min-width="4.58cm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195cm" fo:min-width="2.063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417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255cm" svg:height="6.142cm" svg:x="1cm" svg:y="10.225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5.334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cm" svg:y="20.05cm">
          <text:p text:style-name="P4"><text:span text:style-name="T1">Docker container:</text:span></text:p>
          <text:p text:style-name="P4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8cm" svg:height="2.952cm" svg:x="1.391cm" svg:y="12.907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762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953cm" svg:y1="3.794cm" svg:x2="5.953cm" svg:y2="6.461cm">
          <text:p/>
        </draw:line>
        <draw:line draw:style-name="gr9" draw:text-style-name="P10" draw:layer="layout" svg:x1="4.165cm" svg:y1="7.096cm" svg:x2="4.175cm" svg:y2="8.874cm">
          <text:p/>
        </draw:line>
        <draw:custom-shape draw:style-name="gr10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9cm" svg:y1="9.442cm" svg:x2="5.318cm" svg:y2="14.081cm">
          <text:p/>
        </draw:line>
        <draw:line draw:style-name="gr9" draw:text-style-name="P10" draw:layer="layout" svg:x1="4.033cm" svg:y1="15.097cm" svg:x2="4.033cm" svg:y2="17.637cm">
          <text:p/>
        </draw:line>
        <draw:custom-shape draw:style-name="gr11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4.445cm" svg:height="0.762cm" svg:x="1.254cm" svg:y="21.4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8cm" svg:y1="18.653cm" svg:x2="5.318cm" svg:y2="21.501cm">
          <text:p/>
        </draw:lin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8cm" svg:y1="22.18cm" svg:x2="5.318cm" svg:y2="24.801cm">
          <text:p/>
        </draw:line>
        <draw:custom-shape draw:style-name="gr15" draw:text-style-name="P14" draw:layer="layout" svg:width="5.08cm" svg:height="2.667cm" svg:x="9.89cm" svg:y="14.008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445cm" svg:height="0.762cm" svg:x="10.271cm" svg:y="14.951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0.271cm" svg:y1="16.113cm" svg:x2="6.207cm" svg:y2="18.018cm">
          <text:p/>
        </draw:line>
        <draw:custom-shape draw:style-name="gr18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032cm" svg:height="1.143cm" svg:x="7.023cm" svg:y="14.6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0" draw:layer="layout" svg:x1="8.539cm" svg:y1="13.4cm" svg:x2="8.539cm" svg:y2="14.67cm">
          <text:p/>
        </draw:line>
        <draw:line draw:style-name="gr21" draw:text-style-name="P10" draw:layer="layout" svg:x1="6.461cm" svg:y1="14.924cm" svg:x2="7.096cm" svg:y2="15.051cm">
          <text:p/>
        </draw:line>
        <draw:line draw:style-name="gr21" draw:text-style-name="P10" draw:layer="layout" svg:x1="7.604cm" svg:y1="13.781cm" svg:x2="8.112cm" svg:y2="14.67cm">
          <text:p/>
        </draw:line>
        <draw:custom-shape draw:style-name="gr22" draw:text-style-name="P6" draw:layer="layout" svg:width="5.08cm" svg:height="3.175cm" svg:x="9.89cm" svg:y="16.913cm">
          <text:p text:style-name="P4"><text:span text:style-name="T1">Docker container:</text:span><text:span text:style-name="T1"><text:line-break/></text:span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25cm" svg:y="23.22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445cm" svg:height="0.762cm" svg:x="7.604cm" svg:y="24.4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5.698cm" svg:y1="21.829cm" svg:x2="7.604cm" svg:y2="24.495cm">
          <text:p/>
        </draw:line>
        <draw:custom-shape draw:style-name="gr25" draw:text-style-name="P6" draw:layer="layout" svg:width="5.08cm" svg:height="2.667cm" svg:x="9.89cm" svg:y="20.304cm">
          <text:p text:style-name="P4"><text:span text:style-name="T1">Docker container:</text:span><text:span text:style-name="T1"><text:line-break/></text:span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445cm" svg:height="0.762cm" svg:x="10.144cm" svg:y="21.247cm">
          <text:p text:style-name="P7"><text:span text:style-name="T2">Jupyter Notebooks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445cm" svg:height="0.762cm" svg:x="10.271cm" svg:y="15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445cm" svg:height="0.762cm" svg:x="10.144cm" svg:y="22.026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445cm" svg:height="0.762cm" svg:x="10.186cm" svg:y="19.101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445cm" svg:height="0.762cm" svg:x="1.646cm" svg:y="14.713cm">
          <text:p text:style-name="P15"><text:span text:style-name="T5">Senzing Eng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2.563cm" svg:height="0.445cm" draw:transform="skewX (0.50492375260196) rotate (0.422369678982628) translate (10.297cm 18.621cm)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2.563cm" svg:height="0.445cm" draw:transform="skewX (0.50492375260196) rotate (0.422369678982628) translate (11.396cm 18.621cm)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563cm" svg:height="0.445cm" draw:transform="skewX (0.50492375260196) rotate (0.422369678982628) translate (12.495cm 18.621cm)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line draw:style-name="gr33" draw:text-style-name="P17" draw:layer="layout" svg:x1="6.207cm" svg:y1="18.272cm" svg:x2="10.144cm" svg:y2="19.288cm">
          <text:p/>
        </draw:line>
        <draw:line draw:style-name="gr34" draw:text-style-name="P17" draw:layer="layout" svg:x1="6.207cm" svg:y1="18.526cm" svg:x2="10.144cm" svg:y2="22.463cm">
          <text:p/>
        </draw:line>
        <draw:custom-shape draw:style-name="gr35" draw:text-style-name="P14" draw:layer="layout" svg:width="5.08cm" svg:height="2.667cm" svg:x="9.89cm" svg:y="11.008cm">
          <text:p text:style-name="P13"><text:span text:style-name="T4">Docker container:</text:span></text:p>
          <text:p text:style-name="P13"><text:span text:style-name="T4">senzing/ssh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12-30T16:02:17.777284689</dc:date>
    <meta:editing-duration>PT2H14M48S</meta:editing-duration>
    <meta:editing-cycles>36</meta:editing-cycles>
    <meta:generator>LibreOffice/6.0.7.3$Linux_X86_64 LibreOffice_project/00m0$Build-3</meta:generator>
    <meta:document-statistic meta:object-count="52"/>
  </office:meta>
</office:document-meta>
</file>